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writing-mode="lr-tb"/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2" style:family="paragraph" style:parent-style-name="Standard">
      <style:paragraph-properties fo:line-height="150%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line-height="150%" style:writing-mode="lr-tb"/>
      <style:text-properties fo:font-size="11pt" style:font-size-asian="11pt" style:font-size-complex="11pt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50%" fo:text-align="start" style:justify-single-word="false" style:writing-mode="lr-tb"/>
      <style:text-properties fo:color="#000000" style:font-name="Times New Roman1" fo:font-size="11pt" fo:font-weight="normal" fo:background-color="transparen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style:use-window-font-color="true" style:font-name="Calibri" fo:font-size="11pt" fo:font-weight="normal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1" fo:font-size="11pt" fo:font-weight="normal" fo:background-color="transparent" style:font-name-asian="Times New Roman1" style:font-name-complex="Times New Roman1"/>
    </style:style>
    <style:style style:name="P9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1" fo:font-size="11pt" fo:font-weight="normal" fo:background-color="transparen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  <style:text-properties fo:font-size="11pt" style:font-size-asian="11pt" style:font-size-complex="11pt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color="#000000" style:font-name="Times New Roman1" fo:font-size="11pt" fo:font-weight="bold" fo:background-color="transparent" style:font-name-asian="Times New Roman1" style:font-name-complex="Times New Roman1"/>
    </style:style>
    <style:style style:name="T4" style:family="text">
      <style:text-properties fo:color="#000000" style:font-name="Times New Roman1" fo:font-size="11pt" fo:font-weight="normal" fo:background-color="transparent" style:font-name-asian="Times New Roman1" style:font-name-complex="Times New Roman1"/>
    </style:style>
    <style:style style:name="T5" style:family="text">
      <style:text-properties fo:color="#000000" style:font-name="Times New Roman1" fo:font-weight="bold" fo:background-color="transparent" style:font-name-asian="Times New Roman1" style:font-name-complex="Times New Roman1"/>
    </style:style>
    <style:style style:name="T6" style:family="text">
      <style:text-properties fo:color="#000000" style:font-name="Times New Roman1" fo:font-weight="normal" fo:background-color="transparent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/></text:p>
      <text:p text:style-name="P10"><text:span text:style-name="T5">Aluno</text:span><text:span text:style-name="T6">: Rúben Borges Ramos<text:tab/><text:tab/><text:tab/><text:tab/><text:tab/><text:tab/></text:span><text:span text:style-name="T5">Data:</text:span><text:span text:style-name="T6"> 28/05/2013</text:span></text:p>
      <text:p text:style-name="P10"><text:span text:style-name="T5">Fase/Iteração:</text:span><text:span text:style-name="T6"> Primeira entrega<text:tab/><text:tab/><text:tab/><text:tab/><text:tab/></text:span><text:span text:style-name="T5">Esforço Total:</text:span><text:span text:style-name="T6"> 25 Horas</text:span></text:p>
      <text:p text:style-name="P7"/>
      <text:p text:style-name="P10"><text:span text:style-name="T5">Atividade: Modelo Arquitetural</text:span><text:span text:style-name="T6"><text:tab/><text:tab/><text:tab/><text:tab/><text:tab/><text:tab/><text:tab/></text:span><text:span text:style-name="T5">Esforço: 10 Horas</text:span></text:p>
      <text:p text:style-name="P9">Descrição: Definição de modelo arquitetural e projeto detalhado.</text:p>
      <text:p text:style-name="P9">Produtos: Decisão sobre qual integração será aplicada e criação da arquitetura do sistema.</text:p>
      <text:p text:style-name="P9">Equipe: Raul Barca, Vinícius Dantas e Rúben Borges.</text:p>
      <text:p text:style-name="P6"><text:span text:style-name="T1">Artefato: DAS-Arquitetura.docx, DAS-Arquitetura.uml, DAS-Arquitetura.xml</text:span></text:p>
      <text:p text:style-name="P1"/>
      <text:p text:style-name="P3"><text:span text:style-name="T1">Atividade: Elaboração/Revisão de Requisitos </text:span><text:span text:style-name="T2"><text:tab/><text:tab/><text:tab/><text:tab/><text:tab/></text:span><text:span text:style-name="T1">Esforço: 15 horas</text:span></text:p>
      <text:p text:style-name="P4">Descrição: Apoio a criação inicial de Requisitos com inclusão e complementação, Revisão de requisitos e criação de caso de uso</text:p>
      <text:p text:style-name="P4">Produtos: Documentos de Requisitos</text:p>
      <text:p text:style-name="P2">Equipe: Rúben Borges, Rógerio Tristão e <text:span text:style-name="T6">Ulysses Alves</text:span></text:p>
      <text:p text:style-name="P5">Artefato: EOR-SAD.pd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9:51:36</meta:creation-date>
    <dc:date>2013-05-28T20:02:08</dc:date>
    <meta:editing-duration>P0D</meta:editing-duration>
    <meta:editing-cycles>1</meta:editing-cycles>
    <meta:document-statistic meta:table-count="0" meta:image-count="0" meta:object-count="0" meta:page-count="1" meta:paragraph-count="12" meta:word-count="93" meta:character-count="738" meta:non-whitespace-character-count="636"/>
    <meta:generator>LibreOffice/3.5$Linux_X86_64 LibreOffice_project/350m1$Build-413</meta:generator>
  </office:meta>
</office:document-meta>
</file>